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2.371cm" fo:min-width="1.513cm" fo:padding-top="0.142cm" fo:padding-bottom="0.142cm" fo:padding-left="0.267cm" fo:padding-right="0.267cm" draw:shadow="visible" draw:shadow-offset-x="0.071cm" draw:shadow-offset-y="0.071cm" draw:shadow-opacity="46%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draw:shadow="hidden" draw:shadow-offset-x="0.071cm" draw:shadow-offset-y="0.071cm"/>
    </style:style>
    <style:style style:name="gr3" style:family="graphic" style:parent-style-name="objectwithoutfill">
      <style:graphic-properties svg:stroke-width="0.247cm" draw:marker-start-width="0.57cm" draw:marker-end-width="0.57cm" draw:fill="none" draw:textarea-vertical-align="middle" fo:padding-top="0.248cm" fo:padding-bottom="0.248cm" fo:padding-left="0.373cm" fo:padding-right="0.373cm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0.611cm" fo:min-width="1.96cm" fo:padding-top="0.142cm" fo:padding-bottom="0.142cm" fo:padding-left="0.267cm" fo:padding-right="0.267cm" draw:shadow="visible" draw:shadow-offset-x="0.071cm" draw:shadow-offset-y="0.071cm" draw:shadow-opacity="46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65cm" fo:min-width="1.429cm"/>
    </style:style>
    <style:style style:name="P1" style:family="paragraph">
      <loext:graphic-properties draw:fill-color="#ffffff" draw:opacity="100%"/>
      <style:paragraph-properties fo:text-align="center"/>
      <style:text-properties fo:color="#000000" fo:font-size="14pt" fo:font-weight="bold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 draw:opacity="100%"/>
      <style:paragraph-properties fo:margin-top="0cm" fo:margin-bottom="0cm" fo:text-align="center" style:writing-mode="lr-tb"/>
      <style:text-properties fo:color="#000000" fo:font-size="14pt" fo:font-weight="bold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6pt" fo:font-weight="bold" style:font-size-asian="24pt" style:font-size-complex="24pt"/>
    </style:style>
    <style:style style:name="T1" style:family="text">
      <style:text-properties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67cm" svg:height="2.875cm" svg:x="0.722cm" svg:y="0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.033cm" svg:y1="0.488cm" svg:x2="2.679cm" svg:y2="0.488cm">
          <text:p/>
        </draw:line>
        <draw:line draw:style-name="gr2" draw:text-style-name="P2" draw:layer="layout" svg:x1="1.033cm" svg:y1="0.74cm" svg:x2="2.679cm" svg:y2="0.74cm">
          <text:p/>
        </draw:line>
        <draw:line draw:style-name="gr2" draw:text-style-name="P2" draw:layer="layout" svg:x1="1.033cm" svg:y1="0.992cm" svg:x2="2.679cm" svg:y2="0.992cm">
          <text:p/>
        </draw:line>
        <draw:line draw:style-name="gr2" draw:text-style-name="P2" draw:layer="layout" svg:x1="1.033cm" svg:y1="1.243cm" svg:x2="2.679cm" svg:y2="1.243cm">
          <text:p/>
        </draw:line>
        <draw:line draw:style-name="gr2" draw:text-style-name="P2" draw:layer="layout" svg:x1="1.033cm" svg:y1="1.495cm" svg:x2="2.679cm" svg:y2="1.495cm">
          <text:p/>
        </draw:line>
        <draw:line draw:style-name="gr3" draw:text-style-name="P2" draw:layer="layout" svg:x1="2.036cm" svg:y1="2.641cm" svg:x2="2.747cm" svg:y2="2.641cm">
          <text:p/>
        </draw:line>
        <draw:line draw:style-name="gr3" draw:text-style-name="P2" draw:layer="layout" svg:x1="2.392cm" svg:y1="1.65cm" svg:x2="2.392cm" svg:y2="2.082cm">
          <text:p/>
        </draw:line>
        <draw:polygon draw:style-name="gr4" draw:text-style-name="P3" draw:layer="layout" svg:width="0.659cm" svg:height="0.507cm" svg:x="2.061cm" svg:y="2.032cm" svg:viewBox="0 0 660 508" draw:points="0,0 330,508 660,0">
          <text:p/>
        </draw:polygon>
        <draw:custom-shape draw:style-name="gr5" draw:text-style-name="P4" draw:layer="layout" svg:width="2.59cm" svg:height="0.991cm" svg:x="0.127cm" svg:y="0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699cm" svg:height="1.115cm" svg:x="0.05cm" svg:y="0.365cm">
          <draw:text-box>
            <text:p text:style-name="P5"><text:span text:style-name="T1">.XML</text:span></text:p>
          </draw:text-box>
        </draw:frame>
        <draw:line draw:style-name="gr2" draw:text-style-name="P2" draw:layer="layout" svg:x1="1.033cm" svg:y1="1.747cm" svg:x2="1.846cm" svg:y2="1.747cm">
          <text:p/>
        </draw:line>
        <draw:line draw:style-name="gr2" draw:text-style-name="P2" draw:layer="layout" svg:x1="1.033cm" svg:y1="1.999cm" svg:x2="1.846cm" svg:y2="1.999cm">
          <text:p/>
        </draw:line>
        <draw:line draw:style-name="gr2" draw:text-style-name="P2" draw:layer="layout" svg:x1="1.033cm" svg:y1="2.25cm" svg:x2="1.846cm" svg:y2="2.25cm">
          <text:p/>
        </draw:line>
        <draw:line draw:style-name="gr2" draw:text-style-name="P2" draw:layer="layout" svg:x1="1.033cm" svg:y1="2.502cm" svg:x2="1.846cm" svg:y2="2.502cm">
          <text:p/>
        </draw:line>
        <draw:line draw:style-name="gr2" draw:text-style-name="P2" draw:layer="layout" svg:x1="1.033cm" svg:y1="2.718cm" svg:x2="1.846cm" svg:y2="2.7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4-02T07:51:46.720891646</dc:date>
    <dc:creator>Gilles Mouchard</dc:creator>
    <meta:editing-duration>PT5H13M55S</meta:editing-duration>
    <meta:editing-cycles>17</meta:editing-cycles>
    <meta:generator>LibreOffice/6.1.5.2$Linux_X86_64 LibreOffice_project/10$Build-2</meta:generator>
    <meta:document-statistic meta:object-count="16"/>
  </office:meta>
</office:document-meta>
</file>